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08DCCFCC651D4A7D42C.png" manifest:media-type="image/png"/>
  <manifest:file-entry manifest:full-path="Pictures/1000000100000313000000930C9DBDB1D5162CDA.png" manifest:media-type="image/png"/>
  <manifest:file-entry manifest:full-path="Pictures/10000001000002AA000000B1B8F5EE7AB67E54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2.357cm" draw:z-index="2"><draw:image xlink:href="Pictures/10000001000003F90000008DCCFCC651D4A7D4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2" text:anchor-type="char" svg:width="16.658cm" svg:height="3.112cm" draw:z-index="1"><draw:image xlink:href="Pictures/1000000100000313000000930C9DBDB1D5162C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4.436cm" svg:height="3.747cm" draw:z-index="0"><draw:image xlink:href="Pictures/10000001000002AA000000B1B8F5EE7AB67E54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9:54:17.491000000</meta:creation-date>
    <dc:date>2024-01-25T21:34:51.387000000</dc:date>
    <meta:editing-duration>PT1H40M36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5.2.2$Windows_X86_64 LibreOffice_project/53bb9681a964705cf672590721dbc85eb4d0c3a2</meta:generator>
  </office:meta>
</office:document-meta>
</file>